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8" style:family="graphic" style:parent-style-name="standard">
      <style:graphic-properties svg:stroke-width="0.1cm" draw:marker-start-width="0.35cm" draw:marker-end="Symmetric_20_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10" style:family="graphic" style:parent-style-name="standard">
      <style:graphic-properties svg:stroke-width="0.076cm" draw:marker-start="Symmetric_20_Arrow" draw:marker-start-width="0.413cm" draw:marker-end="Symmetric_20_Arrow" draw:marker-end-width="0.413cm" draw:textarea-horizontal-align="center" draw:textarea-vertical-align="middle" fo:padding-top="0.162cm" fo:padding-bottom="0.162cm" fo:padding-left="0.287cm" fo:padding-right="0.287cm"/>
    </style:style>
    <style:style style:name="gr11" style:family="graphic" style:parent-style-name="standard">
      <style:graphic-properties svg:stroke-width="0.076cm" draw:marker-start="" draw:marker-start-width="0.414cm" draw:marker-end="Symmetric_20_Arrow" draw:marker-end-width="0.414cm" draw:textarea-horizontal-align="center" draw:textarea-vertical-align="middle" fo:padding-top="0.163cm" fo:padding-bottom="0.163cm" fo:padding-left="0.288cm" fo:padding-right="0.288cm"/>
    </style:style>
    <style:style style:name="gr12" style:family="graphic" style:parent-style-name="standard">
      <style:graphic-properties svg:stroke-width="0.076cm" draw:marker-start-width="0.314cm" draw:marker-end="Symmetric_20_Arrow" draw:marker-end-width="0.414cm" draw:textarea-horizontal-align="center" draw:textarea-vertical-align="middle" fo:padding-top="0.163cm" fo:padding-bottom="0.163cm" fo:padding-left="0.288cm" fo:padding-right="0.288cm"/>
    </style:style>
    <style:style style:name="gr13" style:family="graphic" style:parent-style-name="standard">
      <style:graphic-properties draw:stroke="none" svg:stroke-color="#000000" draw:fill="none" draw:fill-color="#ffffff" fo:min-height="0.986cm"/>
    </style:style>
    <style:style style:name="gr14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fo:min-height="0.39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text-properties fo:color="#000000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color="#000000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6" draw:id="id16" draw:layer="layout" svg:width="8.778cm" svg:height="2.275cm" svg:x="7.22cm" svg:y="11.4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8.778cm" svg:height="2.695cm" svg:x="7.22cm" svg:y="8.7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3cm" svg:height="1.5cm" svg:x="10.031cm" svg:y="2cm">
          <text:p text:style-name="P1"><text:span text:style-name="T1">Especificación</text:span></text:p>
          <text:p text:style-name="P1"><text:span text:style-name="T1">Del sistem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3cm" svg:height="1.5cm" svg:x="10.1cm" svg:y="4.5cm">
          <text:p text:style-name="P1"><text:span text:style-name="T1">Modelo</text:span></text:p>
          <text:p text:style-name="P1"><text:span text:style-name="T1">del sistema</text:span></text:p>
          <text:p text:style-name="P1"><text:span text:style-name="T1">Y verificació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4.5cm" svg:height="1.5cm" svg:x="9.273cm" svg:y="7cm">
          <text:p text:style-name="P1"><text:span text:style-name="T1">Arquitectura del sistema</text:span></text:p>
          <text:p text:style-name="P1"><text:span text:style-name="T1">(Selección, estimación)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3cm" svg:height="1.5cm" svg:x="7.6cm" svg:y="9.5cm">
          <text:p text:style-name="P1"><text:span text:style-name="T1">Particionamiento</text:span></text:p>
          <text:p text:style-name="P1"><text:span text:style-name="T1">S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3cm" svg:height="1.5cm" svg:x="12.6cm" svg:y="9.5cm">
          <text:p text:style-name="P1"><text:span text:style-name="T1">Particionamiento</text:span></text:p>
          <text:p text:style-name="P1"><text:span text:style-name="T1">H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8" draw:id="id8" draw:layer="layout" svg:width="3cm" svg:height="1.5cm" svg:x="12.6cm" svg:y="12cm">
          <text:p text:style-name="P1"><text:span text:style-name="T1">Simulació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3cm" svg:height="1.5cm" svg:x="7.6cm" svg:y="12cm">
          <text:p text:style-name="P1"><text:span text:style-name="T1">Simulació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3cm" svg:height="1.5cm" svg:x="7.674cm" svg:y="16.23cm">
          <text:p text:style-name="P1"><text:span text:style-name="T1">Compilació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3cm" svg:height="1.5cm" svg:x="12.674cm" svg:y="16.23cm">
          <text:p text:style-name="P1"><text:span text:style-name="T1">Síntesi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5" draw:id="id5" draw:layer="layout" svg:width="3cm" svg:height="1.5cm" svg:x="10.174cm" svg:y="18.73cm">
          <text:p text:style-name="P1"><text:span text:style-name="T1">Prototipado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9" draw:id="id9" draw:layer="layout" svg:width="3cm" svg:height="1.5cm" svg:x="10.174cm" svg:y="21.036cm">
          <text:p text:style-name="P1"><text:span text:style-name="T1">Pruebas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6cm" svg:y1="3.5cm" svg:x2="11.6cm" svg:y2="4.5cm">
          <text:p/>
        </draw:line>
        <draw:line draw:style-name="gr8" draw:text-style-name="P1" draw:layer="layout" svg:x1="11.6cm" svg:y1="6cm" svg:x2="11.6cm" svg:y2="7cm">
          <text:p/>
        </draw:line>
        <draw:connector draw:style-name="gr8" draw:text-style-name="P1" draw:layer="layout" svg:x1="11.523cm" svg:y1="8.5cm" svg:x2="9.1cm" svg:y2="9.5cm" draw:start-shape="id1" draw:start-glue-point="2" draw:end-shape="id2" draw:end-glue-point="0" svg:d="m11523 8500v500h-2423v500">
          <text:p/>
        </draw:connector>
        <draw:connector draw:style-name="gr8" draw:text-style-name="P1" draw:layer="layout" svg:x1="11.523cm" svg:y1="8.5cm" svg:x2="14.1cm" svg:y2="9.5cm" draw:start-shape="id1" draw:start-glue-point="2" draw:end-shape="id3" draw:end-glue-point="0" svg:d="m11523 8500v500h2577v500">
          <text:p/>
        </draw:connector>
        <draw:line draw:style-name="gr9" draw:text-style-name="P1" draw:layer="layout" svg:x1="9.1cm" svg:y1="11cm" svg:x2="9.1cm" svg:y2="12cm">
          <text:p/>
        </draw:line>
        <draw:line draw:style-name="gr8" draw:text-style-name="P1" draw:layer="layout" svg:x1="14.1cm" svg:y1="11cm" svg:x2="14.1cm" svg:y2="12cm">
          <text:p/>
        </draw:line>
        <draw:line draw:style-name="gr8" draw:text-style-name="P1" draw:layer="layout" svg:x1="9.1cm" svg:y1="11cm" svg:x2="9.1cm" svg:y2="12cm">
          <text:p/>
        </draw:line>
        <draw:connector draw:style-name="gr8" draw:text-style-name="P1" draw:layer="layout" draw:line-skew="-0.428cm 2.001cm 2.346cm" svg:x1="9.174cm" svg:y1="17.73cm" svg:x2="11.674cm" svg:y2="18.73cm" draw:start-shape="id4" draw:start-glue-point="2" draw:end-shape="id5" draw:end-glue-point="0" svg:d="m9174 17730v73 0 272h2500v655">
          <text:p/>
        </draw:connector>
        <draw:connector draw:style-name="gr8" draw:text-style-name="P1" draw:layer="layout" draw:line-skew="-2.656cm 1.998cm" svg:x1="14.174cm" svg:y1="17.73cm" svg:x2="11.674cm" svg:y2="18.73cm" draw:start-shape="id6" draw:start-glue-point="2" draw:end-shape="id5" draw:end-glue-point="0" svg:d="m14174 17730v345h-2503v154h3v501">
          <text:p/>
        </draw:connector>
        <draw:connector draw:style-name="gr10" draw:text-style-name="P1" draw:layer="layout" svg:x1="10.6cm" svg:y1="12.75cm" svg:x2="12.6cm" svg:y2="12.75cm" draw:start-shape="id7" draw:start-glue-point="1" draw:end-shape="id8" draw:end-glue-point="3" svg:d="m10600 12750h2000">
          <text:p/>
        </draw:connector>
        <draw:connector draw:style-name="gr11" draw:text-style-name="P1" draw:layer="layout" draw:line-skew="3.065cm" svg:x1="13.174cm" svg:y1="21.786cm" svg:x2="13.1cm" svg:y2="5.25cm" draw:start-shape="id9" draw:start-glue-point="1" draw:end-shape="id10" draw:end-glue-point="1" svg:d="m13174 21786h3566v-16536h-3640">
          <text:p/>
        </draw:connector>
        <draw:connector draw:style-name="gr11" draw:text-style-name="P1" draw:layer="layout" draw:line-skew="-0.546cm" svg:x1="7.6cm" svg:y1="12.75cm" svg:x2="10.1cm" svg:y2="5.25cm" draw:start-shape="id7" draw:start-glue-point="3" draw:end-shape="id10" svg:d="m7600 12750h-1047v-7500h3547">
          <text:p/>
        </draw:connector>
        <draw:connector draw:style-name="gr11" draw:text-style-name="P1" draw:layer="layout" draw:line-skew="3.139cm" svg:x1="13.1cm" svg:y1="5.25cm" svg:x2="13.031cm" svg:y2="2.75cm" draw:start-shape="id10" draw:start-glue-point="1" draw:end-shape="id11" draw:end-glue-point="1" svg:d="m13100 5250h3640v-2500h-3709">
          <text:p/>
        </draw:connector>
        <draw:connector draw:style-name="gr11" draw:text-style-name="P1" draw:layer="layout" draw:line-skew="0.016cm" svg:x1="11.674cm" svg:y1="20.23cm" svg:x2="11.673cm" svg:y2="21.08cm" draw:start-shape="id5" draw:start-glue-point="2" svg:d="m11674 20230v692h-1v158">
          <text:p/>
        </draw:connector>
        <draw:custom-shape draw:style-name="gr7" draw:text-style-name="P2" xml:id="id12" draw:id="id12" draw:layer="layout" svg:width="3cm" svg:height="1.5cm" svg:x="10.171cm" svg:y="13.857cm">
          <text:p text:style-name="P1"><text:span text:style-name="T1">Programación</text:span></text:p>
          <text:p text:style-name="P1"><text:span text:style-name="T1">(Schedulling)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9.1cm" svg:y1="13.5cm" svg:x2="10.171cm" svg:y2="14.607cm" draw:start-shape="id7" draw:start-glue-point="2" draw:end-shape="id12" svg:d="m9100 13500v1107h1071">
          <text:p/>
        </draw:connector>
        <draw:connector draw:style-name="gr12" draw:text-style-name="P1" draw:layer="layout" svg:x1="14.1cm" svg:y1="13.5cm" svg:x2="13.171cm" svg:y2="14.607cm" draw:start-shape="id8" draw:end-shape="id12" draw:end-glue-point="1" svg:d="m14100 13500v1107h-929">
          <text:p/>
        </draw:connector>
        <draw:connector draw:style-name="gr12" draw:text-style-name="P1" draw:layer="layout" draw:line-skew="-0.181cm -2.001cm 2.296cm" svg:x1="11.671cm" svg:y1="15.357cm" svg:x2="9.174cm" svg:y2="16.23cm" draw:start-shape="id12" draw:start-glue-point="2" draw:end-shape="id4" draw:end-glue-point="0" svg:d="m11671 15357v320 0-25h-2497v578">
          <text:p/>
        </draw:connector>
        <draw:connector draw:style-name="gr12" draw:text-style-name="P1" draw:layer="layout" draw:line-skew="-2.579cm -2.006cm" svg:x1="11.671cm" svg:y1="15.357cm" svg:x2="14.174cm" svg:y2="16.23cm" draw:start-shape="id12" draw:start-glue-point="2" draw:end-shape="id6" draw:end-glue-point="0" svg:d="m11671 15357v295h2498v77h5v501">
          <text:p/>
        </draw:connector>
        <draw:frame draw:style-name="gr13" draw:text-style-name="P3" xml:id="id13" draw:id="id13" draw:layer="layout" svg:width="3.115cm" svg:height="1.236cm" svg:x="17.083cm" svg:y="9.496cm">
          <draw:text-box>
            <text:p text:style-name="P3"><text:span text:style-name="T2">Particionamiento y mapeo</text:span></text:p>
          </draw:text-box>
        </draw:frame>
        <draw:connector draw:style-name="gr9" draw:text-style-name="P1" draw:layer="layout" svg:x1="17.083cm" svg:y1="10.114cm" svg:x2="15.998cm" svg:y2="10.101cm" draw:start-shape="id13" draw:start-glue-point="3" draw:end-shape="id14" draw:end-glue-point="1" svg:d="m17083 10114h-542v-13h-543">
          <text:p/>
        </draw:connector>
        <draw:frame draw:style-name="gr13" draw:text-style-name="P3" xml:id="id15" draw:id="id15" draw:layer="layout" svg:width="3.439cm" svg:height="1.236cm" svg:x="17.084cm" svg:y="11.971cm">
          <draw:text-box>
            <text:p text:style-name="P3"><text:span text:style-name="T2">Verificación formal</text:span></text:p>
            <text:p text:style-name="P3"><text:span text:style-name="T2">Análisis</text:span></text:p>
          </draw:text-box>
        </draw:frame>
        <draw:connector draw:style-name="gr9" draw:text-style-name="P1" draw:layer="layout" svg:x1="17.084cm" svg:y1="12.589cm" svg:x2="15.998cm" svg:y2="12.585cm" draw:start-shape="id15" draw:start-glue-point="3" draw:end-shape="id16" draw:end-glue-point="1" svg:d="m17084 12589h-542v-4h-544">
          <text:p/>
        </draw:connector>
        <draw:line draw:style-name="gr14" draw:text-style-name="P1" draw:layer="layout" svg:x1="9.545cm" svg:y1="15.207cm" svg:x2="4.846cm" svg:y2="15.182cm">
          <text:p/>
        </draw:line>
        <draw:line draw:style-name="gr15" draw:text-style-name="P1" draw:layer="layout" svg:x1="5.415cm" svg:y1="15.157cm" svg:x2="5.366cm" svg:y2="2.398cm">
          <text:p/>
        </draw:line>
        <draw:line draw:style-name="gr15" draw:text-style-name="P1" draw:layer="layout" svg:x1="5.415cm" svg:y1="15.183cm" svg:x2="5.44cm" svg:y2="22.279cm">
          <text:p/>
        </draw:line>
        <draw:frame draw:style-name="gr16" draw:text-style-name="P3" draw:layer="layout" svg:width="3.115cm" svg:height="0.645cm" svg:x="2.322cm" svg:y="8.73cm">
          <draw:text-box>
            <text:p text:style-name="P3"><text:span text:style-name="T2">Nivel de sistema</text:span></text:p>
          </draw:text-box>
        </draw:frame>
        <draw:frame draw:style-name="gr16" draw:text-style-name="P3" draw:layer="layout" svg:width="2.397cm" svg:height="0.645cm" svg:x="2.744cm" svg:y="18.176cm">
          <draw:text-box>
            <text:p text:style-name="P3"><text:span text:style-name="T2">Bajo niv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02-05T10:59:37</meta:creation-date>
    <dc:date>2011-06-18T18:14:16</dc:date>
    <meta:editing-duration>PT4H42M17S</meta:editing-duration>
    <meta:editing-cycles>36</meta:editing-cycles>
    <meta:generator>LibreOffice/3.3$Linux LibreOffice_project/330m19$Build-202</meta:generator>
    <dc:creator>Carlos Camargo</dc:creator>
    <meta:document-statistic meta:object-count="41"/>
    <meta:user-defined meta:name="Info 1"/>
    <meta:user-defined meta:name="Info 2"/>
    <meta:user-defined meta:name="Info 3"/>
    <meta:user-defined meta:name="Info 4"/>
  </office:meta>
</office:document-meta>
</file>